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86833333333333cm" style:use-optimal-column-width="true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7.461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able:cell-range-source table:name="alias" table:last-column-spanned="2" table:last-row-spanned="85" xlink:href="\\storage01\zofie.cimburova\My Documents\git\oekokart\alias.csv"/>
            <text:p>hoh</text:p>
          </table:table-cell>
          <table:table-cell office:value-type="string" table:style-name="ce1">
            <text:p>DEM_10m_2013_kartverket@PERMANENT</text:p>
          </table:table-cell>
          <table:table-cell office:value-type="string" table:style-name="ce1">
            <text:p>response, filt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t</text:p>
          </table:table-cell>
          <table:table-cell office:value-type="string" table:style-name="ce1">
            <text:p>latitude@latlon_gri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n</text:p>
          </table:table-cell>
          <table:table-cell office:value-type="string" table:style-name="ce1">
            <text:p>longitude@latlon_gri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m_1km_avg</text:p>
          </table:table-cell>
          <table:table-cell office:value-type="string" table:style-name="ce1">
            <text:p>DEM_2013_kartverket_1km_avg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lter_max_100m</text:p>
          </table:table-cell>
          <table:table-cell office:value-type="string" table:style-name="ce1">
            <text:p>N50_2013_skog_aapent_filter_100m@Oekokart</text:p>
          </table:table-cell>
          <table:table-cell office:value-type="string" table:style-name="ce1">
            <text:p>filt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est_patch</text:p>
          </table:table-cell>
          <table:table-cell office:value-type="string" table:style-name="ce1">
            <text:p>N50_2013_rel_objtyper_clump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orest_patch_size</text:p>
          </table:table-cell>
          <table:table-cell office:value-type="string" table:style-name="ce1">
            <text:p>N50_2013_clump_size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_alt_open_patch</text:p>
          </table:table-cell>
          <table:table-cell office:value-type="string" table:style-name="ce1">
            <text:p>N50_2013_clump_maks_hoh_aapent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vg_alt_open_patch</text:p>
          </table:table-cell>
          <table:table-cell office:value-type="string" table:style-name="ce1">
            <text:p>N50_2013_clump_avg_hoh_aapent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_alt_forest_patch</text:p>
          </table:table-cell>
          <table:table-cell office:value-type="string" table:style-name="ce1">
            <text:p>N50_2013_clump_maks_hoh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vg_alt_forest_patch</text:p>
          </table:table-cell>
          <table:table-cell office:value-type="string" table:style-name="ce1">
            <text:p>N50_2013_clump_avg_hoh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_forest_250m</text:p>
          </table:table-cell>
          <table:table-cell office:value-type="string" table:style-name="ce1">
            <text:p>N50_2013_skog_DEM_ifht_max_skog_250m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_forest_550m</text:p>
          </table:table-cell>
          <table:table-cell office:value-type="string" table:style-name="ce1">
            <text:p>N50_2013_skog_DEM_ifht_max_skog_550m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_forest_1050m</text:p>
          </table:table-cell>
          <table:table-cell office:value-type="string" table:style-name="ce1">
            <text:p>N50_2013_skog_DEM_ifht_max_skog_1050m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_forest_2550m</text:p>
          </table:table-cell>
          <table:table-cell office:value-type="string" table:style-name="ce1">
            <text:p>N50_2013_skog_DEM_ifht_max_skog_2550m@Oekokart</text:p>
          </table:table-cell>
          <table:table-cell office:value-type="string" table:style-name="ce1">
            <text:p>max_forest_sum, filt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x_forest_5050m</text:p>
          </table:table-cell>
          <table:table-cell office:value-type="string" table:style-name="ce1">
            <text:p>N50_2013_skog_DEM_ifht_max_skog_5050m@Oekokart</text:p>
          </table:table-cell>
          <table:table-cell office:value-type="string" table:style-name="ce1">
            <text:p>max_forest_sum, filt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x_forest_10100m</text:p>
          </table:table-cell>
          <table:table-cell office:value-type="string" table:style-name="ce1">
            <text:p>N50_2013_skog_DEM_ifht_max_skog_10100m@Oekokart</text:p>
          </table:table-cell>
          <table:table-cell office:value-type="string" table:style-name="ce1">
            <text:p>max_forest_sum, filt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x_forest_25000m</text:p>
          </table:table-cell>
          <table:table-cell office:value-type="string" table:style-name="ce1">
            <text:p>N50_2013_skog_DEM_ifht_max_skog_25000m@Oekokart</text:p>
          </table:table-cell>
          <table:table-cell office:value-type="string" table:style-name="ce1">
            <text:p>max_forest_sum, filt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x_forest_50200m</text:p>
          </table:table-cell>
          <table:table-cell office:value-type="string" table:style-name="ce1">
            <text:p>N50_2013_skog_DEM_ifht_max_skog_50200m@Oekokart</text:p>
          </table:table-cell>
          <table:table-cell office:value-type="string" table:style-name="ce1">
            <text:p>max_forest_sum, filt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x_forest_5050m_stddev</text:p>
          </table:table-cell>
          <table:table-cell office:value-type="string" table:style-name="ce1">
            <text:p>N50_2013_skog_DEM_max_5050m_stddev@PERMAN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_forest_10100m_stddev</text:p>
          </table:table-cell>
          <table:table-cell office:value-type="string" table:style-name="ce1">
            <text:p>N50_2013_skog_DEM_max_10100m_stdev@PERMAN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_forest_25000m_stddev</text:p>
          </table:table-cell>
          <table:table-cell office:value-type="string" table:style-name="ce1">
            <text:p>N50_2013_skog_DEM_max_25000m_stddev@PERMAN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_forest_50200m_stddev</text:p>
          </table:table-cell>
          <table:table-cell office:value-type="string" table:style-name="ce1">
            <text:p>N50_2013_skog_DEM_max_50200m_stddev@PERMAN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ount_forest</text:p>
          </table:table-cell>
          <table:table-cell office:value-type="string" table:style-name="ce1">
            <text:p>N50_2013_mengde_skog_5050m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lope_3</text:p>
          </table:table-cell>
          <table:table-cell office:value-type="string" table:style-name="ce1">
            <text:p>DEM_10m_slope@Oekokart</text:p>
          </table:table-cell>
          <table:table-cell office:value-type="string" table:style-name="ce1">
            <text:p>filt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ope_5</text:p>
          </table:table-cell>
          <table:table-cell office:value-type="string" table:style-name="ce1">
            <text:p>DEM_10m_slope_5@Oekokart</text:p>
          </table:table-cell>
          <table:table-cell office:value-type="string" table:style-name="ce1">
            <text:p>predic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ope_next</text:p>
          </table:table-cell>
          <table:table-cell office:value-type="string" table:style-name="ce1">
            <text:p>DEM_10m_slope_next_aapent@Oekokart</text:p>
          </table:table-cell>
          <table:table-cell office:value-type="string" table:style-name="ce1">
            <text:p>filt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pect_3</text:p>
          </table:table-cell>
          <table:table-cell office:value-type="string" table:style-name="ce1">
            <text:p>DEM_10m_aspect@Oekokart</text:p>
          </table:table-cell>
          <table:table-cell office:value-type="string" table:style-name="ce1">
            <text:p>aspect_cl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pect_5</text:p>
          </table:table-cell>
          <table:table-cell office:value-type="string" table:style-name="ce1">
            <text:p>DEM_10m_aspect_5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pect5_cl8</text:p>
          </table:table-cell>
          <table:table-cell office:value-type="string" table:style-name="ce1">
            <text:p>aspect5_cl8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pect5_cl16</text:p>
          </table:table-cell>
          <table:table-cell office:value-type="string" table:style-name="ce1">
            <text:p>aspect5_cl16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lar_radiation</text:p>
          </table:table-cell>
          <table:table-cell office:value-type="string" table:style-name="ce1">
            <text:p>Norge_Sverige_Finland_rad_global_sum@fjr_100m</text:p>
          </table:table-cell>
          <table:table-cell office:value-type="string" table:style-name="ce1">
            <text:p>predic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term_1960</text:p>
          </table:table-cell>
          <table:table-cell office:value-type="string" table:style-name="ce1">
            <text:p>temperature_mean_triterm_10years_0@PERMAN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term_1970</text:p>
          </table:table-cell>
          <table:table-cell office:value-type="string" table:style-name="ce1">
            <text:p>temperature_mean_triterm_10years_1@PERMAN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term_1980</text:p>
          </table:table-cell>
          <table:table-cell office:value-type="string" table:style-name="ce1">
            <text:p>temperature_mean_triterm_10years_2@PERMAN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term_1990</text:p>
          </table:table-cell>
          <table:table-cell office:value-type="string" table:style-name="ce1">
            <text:p>temperature_mean_triterm_10years_3@PERMAN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term_2000</text:p>
          </table:table-cell>
          <table:table-cell office:value-type="string" table:style-name="ce1">
            <text:p>temperature_mean_triterm_10years_4@PERMAN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term_total</text:p>
          </table:table-cell>
          <table:table-cell office:value-type="string" table:style-name="ce1">
            <text:p>temperature_mean_1957_2012_triterm_total_mean@PERMAN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traterm_1960</text:p>
          </table:table-cell>
          <table:table-cell office:value-type="string" table:style-name="ce1">
            <text:p>temperature_mean_tetraterm_10years_0@PERMAN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traterm_1970</text:p>
          </table:table-cell>
          <table:table-cell office:value-type="string" table:style-name="ce1">
            <text:p>temperature_mean_tetraterm_10years_1@PERMAN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traterm_1980</text:p>
          </table:table-cell>
          <table:table-cell office:value-type="string" table:style-name="ce1">
            <text:p>temperature_mean_tetraterm_10years_2@PERMAN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traterm_1990</text:p>
          </table:table-cell>
          <table:table-cell office:value-type="string" table:style-name="ce1">
            <text:p>temperature_mean_tetraterm_10years_3@PERMAN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traterm_2000</text:p>
          </table:table-cell>
          <table:table-cell office:value-type="string" table:style-name="ce1">
            <text:p>temperature_mean_tetraterm_10years_4@PERMAN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traterm_total</text:p>
          </table:table-cell>
          <table:table-cell office:value-type="string" table:style-name="ce1">
            <text:p>temperature_mean_1957_2012_tetraterm_total_mean@PERMAN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DD_total</text:p>
          </table:table-cell>
          <table:table-cell office:value-type="string" table:style-name="ce1">
            <text:p>temperature_met_no_AGDD_base_0_total_mean@t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DD_1960_1990</text:p>
          </table:table-cell>
          <table:table-cell office:value-type="string" table:style-name="ce1">
            <text:p>temperature_met_no_1960_1990_AGDD_base_0@t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DD_1960</text:p>
          </table:table-cell>
          <table:table-cell office:value-type="string" table:style-name="ce1">
            <text:p>temperature_met_no_AGDD_base_0_10years_0@t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DD_1970</text:p>
          </table:table-cell>
          <table:table-cell office:value-type="string" table:style-name="ce1">
            <text:p>temperature_met_no_AGDD_base_0_10years_1@t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DD_1980</text:p>
          </table:table-cell>
          <table:table-cell office:value-type="string" table:style-name="ce1">
            <text:p>temperature_met_no_AGDD_base_0_10years_2@t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DD_1990</text:p>
          </table:table-cell>
          <table:table-cell office:value-type="string" table:style-name="ce1">
            <text:p>temperature_met_no_AGDD_base_0_10years_3@t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DD_2000</text:p>
          </table:table-cell>
          <table:table-cell office:value-type="string" table:style-name="ce1">
            <text:p>temperature_met_no_AGDD_base_0_10years_4@t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feb_total</text:p>
          </table:table-cell>
          <table:table-cell office:value-type="string" table:style-name="ce1">
            <text:p>temperature_mean_1957_2012_februar_total_mean@Oekoka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feb_1960_1990</text:p>
          </table:table-cell>
          <table:table-cell office:value-type="string" table:style-name="ce1">
            <text:p>temperature_mean_1960_1990_februar@Oekoka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feb_1960</text:p>
          </table:table-cell>
          <table:table-cell office:value-type="string" table:style-name="ce1">
            <text:p>temperature_mean_februar_10years_0@Oekoka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feb_1970</text:p>
          </table:table-cell>
          <table:table-cell office:value-type="string" table:style-name="ce1">
            <text:p>temperature_mean_februar_10years_1@Oekoka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feb_1980</text:p>
          </table:table-cell>
          <table:table-cell office:value-type="string" table:style-name="ce1">
            <text:p>temperature_mean_februar_10years_2@Oekoka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feb_1990</text:p>
          </table:table-cell>
          <table:table-cell office:value-type="string" table:style-name="ce1">
            <text:p>temperature_mean_februar_10years_3@Oekoka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feb_2000</text:p>
          </table:table-cell>
          <table:table-cell office:value-type="string" table:style-name="ce1">
            <text:p>temperature_mean_februar_10years_4@Oekoka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_feb_2010</text:p>
          </table:table-cell>
          <table:table-cell office:value-type="string" table:style-name="ce1">
            <text:p>temperature_mean_februar_10years_5@Oekoka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l_rich</text:p>
          </table:table-cell>
          <table:table-cell office:value-type="string" table:style-name="ce1">
            <text:p>bergrunnsgeologi_rikhet_fill@PERMAN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l_type</text:p>
          </table:table-cell>
          <table:table-cell office:value-type="string" table:style-name="ce1">
            <text:p>bergrunnsgeologi_type@Oekokart_50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_gw</text:p>
          </table:table-cell>
          <table:table-cell office:value-type="string" table:style-name="ce1">
            <text:p>loesmasse_grunnvann_fill@PERMAN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_infilt</text:p>
          </table:table-cell>
          <table:table-cell office:value-type="string" table:style-name="ce1">
            <text:p>loesmasse_infilt@Oekokart_50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_type</text:p>
          </table:table-cell>
          <table:table-cell office:value-type="string" table:style-name="ce1">
            <text:p>loesmasse_jordart@Oekokart_50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WI</text:p>
          </table:table-cell>
          <table:table-cell office:value-type="string" table:style-name="ce1">
            <text:p>DEM_50m_Norge_Sverige_Finland_TWI@fjr_50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ast_line_distance</text:p>
          </table:table-cell>
          <table:table-cell office:value-type="string" table:style-name="ce1">
            <text:p>N50_2013_kystlinje_dist@PERMAN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ast_distance</text:p>
          </table:table-cell>
          <table:table-cell office:value-type="string" table:style-name="ce1">
            <text:p>N50_2013_hav_dist@Oekokart_tmp</text:p>
          </table:table-cell>
          <table:table-cell office:value-type="string" table:style-name="ce1">
            <text:p>predic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ount_ocean_5050m</text:p>
          </table:table-cell>
          <table:table-cell office:value-type="string" table:style-name="ce1">
            <text:p>N50_2013_mengde_hav_5050m@Oekokart</text:p>
          </table:table-cell>
          <table:table-cell office:value-type="string" table:style-name="ce1">
            <text:p>continentali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ount_ocean_10100m</text:p>
          </table:table-cell>
          <table:table-cell office:value-type="string" table:style-name="ce1">
            <text:p>N50_2013_mengde_hav_10100m@Oekokart</text:p>
          </table:table-cell>
          <table:table-cell office:value-type="string" table:style-name="ce1">
            <text:p>continentali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ount_ocean_25000m</text:p>
          </table:table-cell>
          <table:table-cell office:value-type="string" table:style-name="ce1">
            <text:p>N50_2013_mengde_hav_25000m@Oekokart</text:p>
          </table:table-cell>
          <table:table-cell office:value-type="string" table:style-name="ce1">
            <text:p>continentali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ount_ocean_50200m</text:p>
          </table:table-cell>
          <table:table-cell office:value-type="string" table:style-name="ce1">
            <text:p>N50_2013_mengde_hav_50200m@Oekokart</text:p>
          </table:table-cell>
          <table:table-cell office:value-type="string" table:style-name="ce1">
            <text:p>continentali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ount_ocean_100200m</text:p>
          </table:table-cell>
          <table:table-cell office:value-type="string" table:style-name="ce1">
            <text:p>N50_2013_mengde_hav_100200m@Oekokart</text:p>
          </table:table-cell>
          <table:table-cell office:value-type="string" table:style-name="ce1">
            <text:p>continentali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ount_ocean_180200m</text:p>
          </table:table-cell>
          <table:table-cell office:value-type="string" table:style-name="ce1">
            <text:p>N50_2013_mengde_hav_180200m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PI_30m</text:p>
          </table:table-cell>
          <table:table-cell office:value-type="string" table:style-name="ce1">
            <text:p>DEM_10m_Norge_Sverige_Finland_TPI_3@fjr_10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PI_50m</text:p>
          </table:table-cell>
          <table:table-cell office:value-type="string" table:style-name="ce1">
            <text:p>DEM_10m_Norge_Sverige_Finland_TPI_5@fjr_10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PI_70m</text:p>
          </table:table-cell>
          <table:table-cell office:value-type="string" table:style-name="ce1">
            <text:p>DEM_10m_Norge_Sverige_Finland_TPI_7@fjr_10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PI_90m</text:p>
          </table:table-cell>
          <table:table-cell office:value-type="string" table:style-name="ce1">
            <text:p>DEM_10m_Norge_Sverige_Finland_TPI_9@fjr_10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PI_110m</text:p>
          </table:table-cell>
          <table:table-cell office:value-type="string" table:style-name="ce1">
            <text:p>DEM_10m_Norge_Sverige_Finland_TPI_11@fjr_10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PI_1100m</text:p>
          </table:table-cell>
          <table:table-cell office:value-type="string" table:style-name="ce1">
            <text:p>DEM_10m_TPI_1100m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PI_3100m</text:p>
          </table:table-cell>
          <table:table-cell office:value-type="string" table:style-name="ce1">
            <text:p>DEM_10m_TPI_3100m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PI_5100m</text:p>
          </table:table-cell>
          <table:table-cell office:value-type="string" table:style-name="ce1">
            <text:p>DEM_10m_TPI_5100m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PI_1100m_stddev</text:p>
          </table:table-cell>
          <table:table-cell office:value-type="string" table:style-name="ce1">
            <text:p>DEM_10m_TPI_1100m_stddev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PI_3100m_stddev</text:p>
          </table:table-cell>
          <table:table-cell office:value-type="string" table:style-name="ce1">
            <text:p>DEM_10m_TPI_3100m_stddev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PI_5100m_stddev</text:p>
          </table:table-cell>
          <table:table-cell office:value-type="string" table:style-name="ce1">
            <text:p>DEM_10m_TPI_5100m_stddev@Oekok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tuality</text:p>
          </table:table-cell>
          <table:table-cell office:value-type="string" table:style-name="ce1">
            <text:p>N50_2013_arealdekke_lin_ajour_max_3@Oekokart_tmp</text:p>
          </table:table-cell>
          <table:table-cell office:value-type="string" table:style-name="ce1">
            <text:p>filter</text:p>
          </table:table-cell>
          <table:table-cell table:number-columns-repeated="16381"/>
        </table:table-row>
        <table:table-row table:number-rows-repeated="1048491" table:style-name="ro1">
          <table:table-cell table:number-columns-repeated="16384"/>
        </table:table-row>
        <table:named-expressions>
          <table:named-range table:name="alias" table:cell-range-address="Sheet1.$A$1:Sheet1.$B$85" table:base-cell-address="Sheet1.$A$1"/>
        </table:named-expressions>
      </table:table>
      <table:table table:name="'file://storage01/zofie.cimburova/My%20Documents/git/oekokart/alias.csv'#alias" table:style-name="ta2">
        <table:table-source xlink:href="file://storage01/zofie.cimburova/My%20Documents/git/oekokart/alias.csv" table:table-name="alias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meta:initial-creator>Cimburova, Zofie</meta:initial-creator>
    <dc:creator>Cimburova, Zofie</dc:creator>
    <meta:creation-date>2017-08-01T07:25:05Z</meta:creation-date>
    <dc:date>2017-08-02T14:05:16Z</dc:date>
  </office:meta>
</office:document-meta>
</file>